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MTTF</math:mi>
        <math:mo math:stretchy="false">=</math:mo>
        <math:mi>E</math:mi>
      </math:mrow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underover>
            <math:mo math:stretchy="false">∫</math:mo>
            <math:mn>0</math:mn>
            <math:mrow>
              <math:mo math:stretchy="false">+</math:mo>
              <math:mo math:stretchy="false">∞</math:mo>
            </math:mrow>
          </math:munderover>
          <math:mi math:fontstyle="italic">t.f</math:mi>
        </math:mrow>
      </math:mrow>
      <math:mrow>
        <math:mo math:stretchy="false">(</math:mo>
        <math:mi>t</math:mi>
        <math:mo math:stretchy="false">)</math:mo>
      </math:mrow>
      <math:mn>.</math:mn>
      <math:mi math:fontstyle="italic">dt</math:mi>
    </math:mrow>
    <math:annotation math:encoding="StarMath 5.0">MTTF=E(t)=int from{0} to {+ infinity } t.f(t).dt
 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